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0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Nu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MapType</text:p>
          </table:table-cell>
          <table:table-cell table:style-name="ce1" office:value-type="string">
            <text:p>Tilese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Map Param 1</text:p>
          </table:table-cell>
          <table:table-cell table:style-name="ce1" office:value-type="string">
            <text:p>NumMonsterGens</text:p>
          </table:table-cell>
          <table:table-cell table:style-name="ce1" office:value-type="string">
            <text:p>MonsterGenType</text:p>
          </table:table-cell>
          <table:table-cell table:style-name="ce1" office:value-type="string">
            <text:p>NumFood</text:p>
          </table:table-cell>
          <table:table-cell table:style-name="ce1" office:value-type="string">
            <text:p>Floor tile</text:p>
          </table:table-cell>
          <table:table-cell table:style-name="ce1" office:value-type="string">
            <text:p>NumGold</text:p>
          </table:table-cell>
          <table:table-cell table:style-name="ce1" office:value-type="string">
            <text:p>Special enemies</text:p>
          </table:table-cell>
          <table:table-cell table:style-name="ce1" office:value-type="string">
            <text:p>Num Moving Walls</text:p>
          </table:table-cell>
          <table:table-cell table:style-name="ce1"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Quaziargs of Quarg</text:p>
          </table:table-cell>
          <table:table-cell office:value-type="string">
            <text:p>Corridor</text:p>
          </table:table-cell>
          <table:table-cell office:value-type="string">
            <text:p>wallset1.png</text:p>
          </table:table-cell>
          <table:table-cell table:number-columns-repeated="2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float" office:value="1">
            <text:p>1</text:p>
          </table:table-cell>
          <table:table-cell office:value-type="string">
            <text:p>dark_tile2.png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 Labyrinth of Despair</text:p>
          </table:table-cell>
          <table:table-cell office:value-type="string">
            <text:p>Maze</text:p>
          </table:table-cell>
          <table:table-cell office:value-type="string">
            <text:p>wallset2.png</text:p>
          </table:table-cell>
          <table:table-cell table:number-columns-repeated="2"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G2</text:p>
          </table:table-cell>
          <table:table-cell office:value-type="float" office:value="1">
            <text:p>1</text:p>
          </table:table-cell>
          <table:table-cell office:value-type="string">
            <text:p>road3.png</text:p>
          </table:table-cell>
          <table:table-cell office:value-type="float" office:value="5">
            <text:p>5</text:p>
          </table:table-cell>
          <table:table-cell office:value-type="string">
            <text:p>Death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 Realm of Disappointment</text:p>
          </table:table-cell>
          <table:table-cell office:value-type="string">
            <text:p>OpenArea</text:p>
          </table:table-cell>
          <table:table-cell office:value-type="string">
            <text:p>wallset3.png</text:p>
          </table:table-cell>
          <table:table-cell table:number-columns-repeated="2"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G3</text:p>
          </table:table-cell>
          <table:table-cell office:value-type="float" office:value="1">
            <text:p>1</text:p>
          </table:table-cell>
          <table:table-cell office:value-type="string">
            <text:p>grass-r7.png</text:p>
          </table:table-cell>
          <table:table-cell office:value-type="float" office:value="5">
            <text:p>5</text:p>
          </table:table-cell>
          <table:table-cell office:value-type="string">
            <text:p>Death</text:p>
          </table:table-cell>
          <table:table-cell office:value-type="float" office:value="30">
            <text:p>30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 Land of Poor Imagery</text:p>
          </table:table-cell>
          <table:table-cell office:value-type="string">
            <text:p>Corridor</text:p>
          </table:table-cell>
          <table:table-cell office:value-type="string">
            <text:p>wallset2.png</text:p>
          </table:table-cell>
          <table:table-cell table:number-columns-repeated="2"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G4</text:p>
          </table:table-cell>
          <table:table-cell office:value-type="float" office:value="2">
            <text:p>2</text:p>
          </table:table-cell>
          <table:table-cell office:value-type="string">
            <text:p>dark_tile2.p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e Plain of Umlaut</text:p>
          </table:table-cell>
          <table:table-cell office:value-type="string">
            <text:p>OpenArea</text:p>
          </table:table-cell>
          <table:table-cell office:value-type="string">
            <text:p>wallset1.png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G5</text:p>
          </table:table-cell>
          <table:table-cell office:value-type="float" office:value="2">
            <text:p>2</text:p>
          </table:table-cell>
          <table:table-cell office:value-type="string">
            <text:p>grass-r7.p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Dimension of Incredulity</text:p>
          </table:table-cell>
          <table:table-cell office:value-type="string">
            <text:p>Maze</text:p>
          </table:table-cell>
          <table:table-cell office:value-type="string">
            <text:p>wallset3.png</text:p>
          </table:table-cell>
          <table:table-cell table:number-columns-repeated="2"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G6</text:p>
          </table:table-cell>
          <table:table-cell office:value-type="float" office:value="3">
            <text:p>3</text:p>
          </table:table-cell>
          <table:table-cell office:value-type="string">
            <text:p>road3.p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/08/2009</text:date>, <text:time>15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4-11T11:01:32</meta:creation-date>
    <dc:creator>Stephen Carlyle-Smith</dc:creator>
    <dc:date>2009-08-14T15:40:36.39</dc:date>
    <dc:language>en-GB</dc:language>
    <meta:editing-cycles>78</meta:editing-cycles>
    <meta:editing-duration>PT02H39M47S</meta:editing-duration>
    <meta:document-statistic meta:table-count="1" meta:cell-count="94" meta:object-count="0"/>
    <meta:user-defined meta:name="Info 1"/>
    <meta:user-defined meta:name="Info 2"/>
    <meta:user-defined meta:name="Info 3"/>
    <meta:user-defined meta:name="Info 4"/>
  </office:meta>
</office:document-meta>
</file>